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3 - Core Java Programming</text:p>
      <text:p text:style-name="Standard">1. Prin care marcaj se termină o linie în Java?</text:p>
      <text:p text:style-name="Standard"/>
      <text:p text:style-name="Standard">a) ;</text:p>
      <text:p text:style-name="Standard">b) #</text:p>
      <text:p text:style-name="Standard">c) .</text:p>
      <text:p text:style-name="Standard">d) ,</text:p>
      <text:p text:style-name="Standard"/>
      <text:p text:style-name="Standard">2. Prin care marcaj se marchează începutul unui bloc cu mai</text:p>
      <text:p text:style-name="Standard">multe linii în Java?</text:p>
      <text:p text:style-name="Standard">a) {</text:p>
      <text:p text:style-name="Standard">b) }</text:p>
      <text:p text:style-name="Standard">c) (</text:p>
      <text:p text:style-name="Standard">d) )</text:p>
      <text:p text:style-name="Standard"/>
      <text:p text:style-name="Standard">3. Ce impact are asupra programului un spaţiu gol în Java?</text:p>
      <text:p text:style-name="Standard"/>
      <text:p text:style-name="Standard">a) nu are nicio influență</text:p>
      <text:p text:style-name="Standard">b) încheie linia</text:p>
      <text:p text:style-name="Standard">c) încheie blocul</text:p>
      <text:p text:style-name="Standard"/>
      <text:p text:style-name="Standard">4. În Java, variabilele variabilaMea şi VariabilaMea sunt la fel.</text:p>
      <text:p text:style-name="Standard"/>
      <text:p text:style-name="Standard">a) fals</text:p>
      <text:p text:style-name="Standard">b) adevărat</text:p>
      <text:p text:style-name="Standard"/>
      <text:p text:style-name="Standard">5. Prin care marcaj se marchează începutul unui comentariu în</text:p>
      <text:p text:style-name="Standard">Java?</text:p>
      <text:p text:style-name="Standard"/>
      <text:p text:style-name="Standard">a) //</text:p>
      <text:p text:style-name="Standard">b) /</text:p>
      <text:p text:style-name="Standard">c) *</text:p>
      <text:p text:style-name="Standard">d) */</text:p>
      <text:p text:style-name="Standard"/>
      <text:p text:style-name="Standard">6. Prin care marcaj se marchează începutul unui bloc cu mai</text:p>
      <text:p text:style-name="Standard">multe linii de comentariu în Java?</text:p>
      <text:p text:style-name="Standard"/>
      <text:p text:style-name="Standard">a) /*</text:p>
      <text:p text:style-name="Standard">b) /</text:p>
      <text:p text:style-name="Standard">c) //</text:p>
      <text:p text:style-name="Standard">d) */</text:p>
      <text:p text:style-name="Standard"/>
      <text:p text:style-name="Standard">7. Prin care marcaj se marchează începutul comentariului de</text:p>
      <text:p text:style-name="Standard">documentaţie javadoc în Java?</text:p>
      <text:p text:style-name="Standard"/>
      <text:p text:style-name="Standard">a) /**</text:p>
      <text:p text:style-name="Standard">b) /</text:p>
      <text:p text:style-name="Standard">c) //</text:p>
      <text:p text:style-name="Standard"/>
      <text:p text:style-name="Standard"><text:soft-page-break/>© Copyright Link group 14 / 16</text:p>
      <text:p text:style-name="Standard"/>
      <text:p text:style-name="Standard">Curs: Core Java Programming</text:p>
      <text:p text:style-name="Standard">Modul: Introducere în Java și în mediul său</text:p>
      <text:p text:style-name="Standard">Unitate: Introducere în sintaxa limbajului Java</text:p>
      <text:p text:style-name="Standard"/>
      <text:p text:style-name="Standard">d)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0:11:54.131000000</dc:date>
    <meta:editing-duration>PT4S</meta:editing-duration>
    <meta:editing-cycles>1</meta:editing-cycles>
    <meta:document-statistic meta:table-count="0" meta:image-count="0" meta:object-count="0" meta:page-count="2" meta:paragraph-count="41" meta:word-count="172" meta:character-count="839" meta:non-whitespace-character-count="708"/>
  </office:meta>
</office:document-meta>
</file>